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fill-color="#ffffff" fo:min-height="10.638cm"/>
    </style:style>
    <style:style style:name="gr16" style:family="graphic" style:parent-style-name="standard">
      <style:graphic-properties draw:stroke="none" draw:fill="none" draw:fill-color="#ffffff" fo:min-height="16.05cm"/>
    </style:style>
    <style:style style:name="gr17" style:family="graphic" style:parent-style-name="standard">
      <style:graphic-properties draw:stroke="none" draw:fill="none" draw:fill-color="#ffffff" fo:min-height="19.663cm"/>
    </style:style>
    <style:style style:name="gr18" style:family="graphic" style:parent-style-name="standard">
      <style:graphic-properties draw:stroke="none" draw:fill="none" draw:fill-color="#ffffff" fo:min-height="19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8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2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3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8" style:family="paragraph">
      <style:paragraph-properties style:text-autospace="none"/>
      <style:text-properties style:font-name="F" fo:font-size="11pt" style:font-name-asian="F" style:font-size-asian="11pt" style:font-name-complex="F" style:font-size-complex="11pt"/>
    </style:style>
    <style:style style:name="P19" style:family="paragraph">
      <style:paragraph-properties style:text-autospace="none"/>
      <style:text-properties fo:color="#408080" style:font-name="F" fo:font-size="11pt" fo:font-style="italic" style:font-name-asian="F" style:font-size-asian="11pt" style:font-style-asian="italic" style:font-name-complex="F" style:font-size-complex="11pt" style:font-style-complex="italic"/>
    </style:style>
    <style:style style:name="P20" style:family="paragraph">
      <loext:graphic-properties draw:fill="none" draw:fill-color="#ffffff"/>
      <style:paragraph-properties style:text-autospace="none"/>
      <style:text-properties fo:color="#408080" style:font-name="F" fo:font-size="11pt" fo:font-style="italic" style:font-name-asian="F" style:font-size-asian="11pt" style:font-style-asian="italic" style:font-name-complex="F" style:font-size-complex="11pt" style:font-style-complex="italic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11" style:family="text">
      <style:text-properties fo:color="#0000ff" style:font-name="F" fo:font-size="12pt" style:font-name-asian="F" style:font-size-asian="12pt" style:font-name-complex="F" style:font-size-complex="12pt"/>
    </style:style>
    <style:style style:name="T12" style:family="text">
      <style:text-properties style:font-name="Hack1"/>
    </style:style>
    <style:style style:name="T13" style:family="text">
      <style:text-properties style:font-name="Nimbus Sans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8000" style:font-name="F" fo:font-size="11pt" fo:font-weight="bold" style:font-name-asian="F" style:font-size-asian="11pt" style:font-weight-asian="bold" style:font-name-complex="F" style:font-size-complex="11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0000ff" style:font-name="F" fo:font-size="11pt" fo:font-weight="bold" style:font-name-asian="F" style:font-size-asian="11pt" style:font-weight-asian="bold" style:font-name-complex="F" style:font-size-complex="11pt" style:font-weight-complex="bold"/>
    </style:style>
    <style:style style:name="T18" style:family="text">
      <style:text-properties fo:color="#0000ff" style:font-name="F" fo:font-size="11pt" style:font-name-asian="F" style:font-size-asian="11pt" style:font-name-complex="F" style:font-size-complex="11pt"/>
    </style:style>
    <style:style style:name="T19" style:family="text">
      <style:text-properties fo:color="#008000" style:font-name="F" fo:font-size="11pt" style:font-name-asian="F" style:font-size-asian="11pt" style:font-name-complex="F" style:font-size-complex="11pt"/>
    </style:style>
    <style:style style:name="T20" style:family="text">
      <style:text-properties fo:color="#666666" style:font-name="F" fo:font-size="11pt" style:font-name-asian="F" style:font-size-asian="11pt" style:font-name-complex="F" style:font-size-complex="11pt"/>
    </style:style>
    <style:style style:name="T21" style:family="text">
      <style:text-properties fo:color="#ba2121" style:font-name="F" fo:font-size="11pt" style:font-name-asian="F" style:font-size-asian="11pt" style:font-name-complex="F" style:font-size-complex="11pt"/>
    </style:style>
    <style:style style:name="T22" style:family="text">
      <style:text-properties fo:color="#aa22ff" style:font-name="F" fo:font-size="11pt" fo:font-weight="bold" style:font-name-asian="F" style:font-size-asian="11pt" style:font-weight-asian="bold" style:font-name-complex="F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list>
                      <text:list-item>
                        <text:p text:style-name="P5">Items are iterated over themselv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3" draw:text-style-name="P6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4.354cm" svg:height="7.835cm" svg:x="6.823cm" svg:y="6.583cm">
          <draw:text-box>
            <text:p text:style-name="P7"><text:span text:style-name="T2">pos </text:span><text:span text:style-name="T3">=</text:span><text:span text:style-name="T2"> </text:span><text:span text:style-name="T3">0</text:span></text:p>
            <text:p text:style-name="P7"><text:span text:style-name="T2">velo </text:span><text:span text:style-name="T3">=</text:span><text:span text:style-name="T2"> </text:span><text:span text:style-name="T3">1</text:span></text:p>
            <text:p text:style-name="P7"/>
            <text:p text:style-name="P8"><text:span text:style-name="T2"># We can repeat statements with for loops</text:span></text:p>
            <text:p text:style-name="P8"><text:span text:style-name="T2"># range(10) represents a sequence of numbers start at 0 and ending at 9</text:span></text:p>
            <text:p text:style-name="P8"><text:span text:style-name="T2"># Python assigns the value into i as it moves through the sequence</text:span></text:p>
            <text:p text:style-name="P7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7"><text:span text:style-name="T2"><text:s text:c="4"/></text:span><text:span text:style-name="T4">print</text:span><text:span text:style-name="T2">(pos, i)</text:span></text:p>
            <text:p text:style-name="P7"><text:span text:style-name="T2"><text:s text:c="4"/></text:span><text:span text:style-name="T2">pos </text:span><text:span text:style-name="T3">+=</text:span><text:span text:style-name="T2"> velo</text:span></text:p>
            <text:p text:style-name="P8"><text:span text:style-name="T2"># There is also an effect of increased readability</text:span></text:p>
            <text:p text:style-name="P7"/>
            <text:p text:style-name="P8"><text:span text:style-name="T2"># This is the final value of pos</text:span></text:p>
            <text:p text:style-name="P7"><text:span text:style-name="T4">print</text:span><text:span text:style-name="T2">(pos, i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One vari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wo variables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9" draw:text-style-name="P11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draw:style-name="gr10" draw:text-style-name="P11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frame presentation:style-name="pr1" draw:layer="layout" svg:width="25.199cm" svg:height="3.506cm" svg:x="1.4cm" svg:y="-0.011cm" presentation:class="title" presentation:user-transformed="true">
          <draw:text-box>
            <text:p>Two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line draw:style-name="gr12" draw:text-style-name="P15" draw:layer="layout" svg:x1="9.398cm" svg:y1="4.826cm" svg:x2="7.112cm" svg:y2="4.826cm">
          <text:p/>
        </draw:line>
        <draw:line draw:style-name="gr12" draw:text-style-name="P15" draw:layer="layout" svg:x1="9.398cm" svg:y1="6.096cm" svg:x2="7.112cm" svg:y2="6.096cm">
          <text:p/>
        </draw:line>
        <draw:frame draw:style-name="gr13" draw:text-style-name="P16" draw:layer="layout" svg:width="7.112cm" svg:height="1.531cm" svg:x="9.652cm" svg:y="4.572cm">
          <draw:text-box>
            <text:p>Impossible to keep track of many variables</text:p>
          </draw:text-box>
        </draw:frame>
        <draw:line draw:style-name="gr12" draw:text-style-name="P15" draw:layer="layout" svg:x1="10.922cm" svg:y1="10.16cm" svg:x2="8.636cm" svg:y2="10.16cm">
          <text:p/>
        </draw:line>
        <draw:line draw:style-name="gr12" draw:text-style-name="P15" draw:layer="layout" svg:x1="10.922cm" svg:y1="11.43cm" svg:x2="8.636cm" svg:y2="11.43cm">
          <text:p/>
        </draw:line>
        <draw:frame draw:style-name="gr14" draw:text-style-name="P16" draw:layer="layout" svg:width="6.604cm" svg:height="2.171cm" svg:x="11.43cm" svg:y="9.906cm">
          <draw:text-box>
            <text:p>Very hard to understand what is happening</text:p>
          </draw:text-box>
        </draw:frame>
        <draw:frame presentation:style-name="pr1" draw:layer="layout" svg:width="25.199cm" svg:height="3.506cm" svg:x="1.4cm" svg:y="0.05cm" presentation:class="title" presentation:user-transformed="true">
          <draw:text-box>
            <text:p>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 though the concepts are simple, the code is hard to read and understand.</text:p>
              </text:list-item>
              <text:list-item>
                <text:p>Position is represented as pos[0], pos[1], which doesn’t reflect the idea of position.</text:p>
                <text:list>
                  <text:list-item>
                    <text:p>First and second index could mean anything and it’s easy to incorrectly flip them.</text:p>
                  </text:list-item>
                </text:list>
              </text:list-item>
              <text:list-item>
                <text:p>Even with loops, there is still repeated code.</text:p>
                <text:list>
                  <text:list-item>
                    <text:p>Not only code that does two different things are mixed toge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ould represent the concepts of operations in code by loops and addition.</text:p>
                <text:list>
                  <text:list-item>
                    <text:p>What if we wanted to represent the concept of data?</text:p>
                  </text:list-item>
                  <text:list-item>
                    <text:p>Could we “bundle” data more than just lis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 Orient Programming addresses these issues.</text:p>
              </text:list-item>
              <text:list-item>
                <text:p>Central to OOP is the “Object.”</text:p>
              </text:list-item>
              <text:list-item>
                <text:p>“Object” is an extremely vague word.</text:p>
                <text:list>
                  <text:list-item>
                    <text:p>We’ll try to define it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ints have two qualities:</text:p>
                <text:list>
                  <text:list-item>
                    <text:p>Position</text:p>
                  </text:list-item>
                  <text:list-item>
                    <text:p>Velocity</text:p>
                  </text:list-item>
                </text:list>
              </text:list-item>
              <text:list-item>
                <text:p>Every point has position and velocity.</text:p>
                <text:list>
                  <text:list-item>
                    <text:p>But different points can have different positions and velocity.</text:p>
                  </text:list-item>
                </text:list>
              </text:list-item>
              <text:list-item>
                <text:p>(1,1) =! (0,0)</text:p>
                <text:list>
                  <text:list-item>
                    <text:p>But we can say both have x and 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erms of OOP, we call the point a <text:span text:style-name="T9">class</text:span>.</text:p>
                <text:list>
                  <text:list-item>
                    <text:p>It defines variables held called <text:span text:style-name="T9">fields.</text:span></text:p>
                  </text:list-item>
                </text:list>
              </text:list-item>
              <text:list-item>
                <text:p>And different points in the program are called <text:span text:style-name="T9">instances</text:span>.</text:p>
                <text:list>
                  <text:list-item>
                    <text:p>They all have positions and velocity but they can be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draw:style-name="gr15" draw:text-style-name="P14" draw:layer="layout" svg:width="10.973cm" svg:height="11.648cm" svg:x="8.514cm" svg:y="4.676cm">
          <draw:text-box>
            <text:p text:style-name="P12"><text:span text:style-name="T2"># We can represent the concept of a point with a class</text:span></text:p>
            <text:p text:style-name="P12"><text:span text:style-name="T2"># We have multiple variables assoicated with a point</text:span></text:p>
            <text:p text:style-name="P12"><text:span text:style-name="T2"># Every point has a x and velo</text:span></text:p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point </text:span><text:span text:style-name="T3">=</text:span><text:span text:style-name="T2"> Point(</text:span><text:span text:style-name="T3">0</text:span><text:span text:style-name="T2">,</text:span><text:span text:style-name="T3">1</text:span><text:span text:style-name="T2">)</text:span></text:p>
            <text:p text:style-name="P13"><text:span text:style-name="T2"/></text:p>
            <text:p text:style-name="P12"><text:span text:style-name="T2"># Note how point has an assoicated x and velo</text:span></text:p>
            <text:p text:style-name="P12"><text:span text:style-name="T2"># We call the point's x with point.x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int</text:span><text:span text:style-name="T3">.</text:span><text:span text:style-name="T2">x </text:span><text:span text:style-name="T3">+=</text:span><text:span text:style-name="T2"> point</text:span><text:span text:style-name="T3">.</text:span><text:span text:style-name="T2">velo</text:span></text:p>
            <text:p text:style-name="P13"><text:span text:style-name="T2"/></text:p>
            <text:p text:style-name="P13"><text:span text:style-name="T4">print</text:span><text:span text:style-name="T2">(point</text:span><text:span text:style-name="T3">.</text:span><text:span text:style-name="T2">x, point</text:span><text:span text:style-name="T3">.</text:span><text:span text:style-name="T2">velo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class has x and velo.</text:p>
              </text:list-item>
              <text:list-item>
                <text:p><text:span text:style-name="T12">point.x vs point[0]</text:span></text:p>
                <text:list>
                  <text:list-item>
                    <text:p><text:span text:style-name="T13">Both refer to the same data, however one expresses the intent much clearer.</text:span></text:p>
                  </text:list-item>
                </text:list>
              </text:list-item>
              <text:list-item>
                <text:p><text:span text:style-name="T12">point.velo vs point[1]</text:span></text:p>
                <text:list>
                  <text:list-item>
                    <text:p><text:span text:style-name="T13">Only not that, point[1] could refer to anything else.</text:span></text:p>
                  </text:list-item>
                  <text:list-item>
                    <text:p><text:span text:style-name="T13">Possibly y coordinates in a different contex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also define behavior in these classes.</text:p>
                <text:list>
                  <text:list-item>
                    <text:p>We special functions can work directly with fields.</text:p>
                  </text:list-item>
                  <text:list-item>
                    <text:p>We call these <text:span text:style-name="T9">method.</text:span></text:p>
                  </text:list-item>
                </text:list>
              </text:list-item>
              <text:list-item>
                <text:p><text:span text:style-name="T14">Every point moves in the same way but works on different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6" draw:text-style-name="P17" draw:layer="layout" svg:width="10.078cm" svg:height="16.3cm" svg:x="8.961cm" svg:y="2.35cm">
          <draw:text-box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move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+=</text:span><text:span text:style-name="T2"> </text:span><text:span text:style-name="T6">self</text:span><text:span text:style-name="T3">.</text:span><text:span text:style-name="T2">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print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4">print</text:span><text:span text:style-name="T2">(</text:span><text:span text:style-name="T6">self</text:span><text:span text:style-name="T3">.</text:span><text:span text:style-name="T2">x, </text:span><text:span text:style-name="T6">self</text:span><text:span text:style-name="T3">.</text:span><text:span text:style-name="T2">velo)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point_1 </text:span><text:span text:style-name="T3">=</text:span><text:span text:style-name="T2"> Point(</text:span><text:span text:style-name="T3">0</text:span><text:span text:style-name="T2">,</text:span><text:span text:style-name="T3">1</text:span><text:span text:style-name="T2">)</text:span></text:p>
            <text:p text:style-name="P13"><text:span text:style-name="T2">point_2 </text:span><text:span text:style-name="T3">=</text:span><text:span text:style-name="T2"> Point(</text:span><text:span text:style-name="T3">9</text:span><text:span text:style-name="T2">,</text:span><text:span text:style-name="T3">-1</text:span><text:span text:style-name="T2">)</text:span></text:p>
            <text:p text:style-name="P13"><text:span text:style-name="T2"/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int_1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int_2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int_1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int_2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8"># We can represent behaviors with classes too</text:span></text:p>
            <text:p text:style-name="P13"><text:span text:style-name="T2"><text:s text:c="4"/></text:span><text:span text:style-name="T8"># note how its more readible</text:span></text:p>
            <text:p text:style-name="P13"><text:span text:style-name="T2"><text:s text:c="4"/></text:span><text:span text:style-name="T2">point_1</text:span><text:span text:style-name="T3">.</text:span><text:span text:style-name="T2">move()</text:span></text:p>
            <text:p text:style-name="P13"><text:span text:style-name="T2"><text:s text:c="4"/></text:span><text:span text:style-name="T2">point_2</text:span><text:span text:style-name="T3">.</text:span><text:span text:style-name="T2">move()</text:span></text:p>
            <text:p text:style-name="P13"><text:span text:style-name="T2"/></text:p>
            <text:p text:style-name="P13"><text:span text:style-name="T2">point_1</text:span><text:span text:style-name="T3">.</text:span><text:span text:style-name="T4">print</text:span><text:span text:style-name="T2">()</text:span></text:p>
            <text:p text:style-name="P13"><text:span text:style-name="T2">point_2</text:span><text:span text:style-name="T3">.</text:span><text:span text:style-name="T4">print</text:span><text:span text:style-name="T2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e cla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represent line as a class too.</text:p>
                <text:list>
                  <text:list-item>
                    <text:p>Size can be stored.</text:p>
                  </text:list-item>
                  <text:list-item>
                    <text:p>We can also “store” points within line.</text:p>
                  </text:list-item>
                </text:list>
              </text:list-item>
              <text:list-item>
                <text:p>Python allows for clear looping.</text:p>
                <text:list>
                  <text:list-item>
                    <text:p>Instead of incrementing numbers, we can directly iterate over lists.</text:p>
                  </text:list-item>
                  <text:list-item>
                    <text:p>Get the item itself as oppose to getting the index of the ite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7" draw:text-style-name="P17" draw:layer="layout" svg:width="17.128cm" svg:height="19.994cm" svg:x="5.436cm" svg:y="0.503cm">
          <draw:text-box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move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+=</text:span><text:span text:style-name="T2"> </text:span><text:span text:style-name="T6">self</text:span><text:span text:style-name="T3">.</text:span><text:span text:style-name="T2">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print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4">print</text:span><text:span text:style-name="T2">(</text:span><text:span text:style-name="T6">self</text:span><text:span text:style-name="T3">.</text:span><text:span text:style-name="T2">x, </text:span><text:span text:style-name="T6">self</text:span><text:span text:style-name="T3">.</text:span><text:span text:style-name="T2">velo)</text:span></text:p>
            <text:p text:style-name="P13"><text:span text:style-name="T2"/></text:p>
            <text:p text:style-name="P12"><text:span text:style-name="T2"># You can have lists as attitude too</text:span></text:p>
            <text:p text:style-name="P13"><text:span text:style-name="T4">class</text:span><text:span text:style-name="T2"> </text:span><text:span text:style-name="T10">Line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size, points</text:span><text:span text:style-name="T3">=</text:span><text:span text:style-name="T6">None</text:span><text:span text:style-name="T2">):</text:span></text:p>
            <text:p text:style-name="P13"><text:span text:style-name="T2"><text:s text:c="8"/></text:span><text:span text:style-name="T6">self</text:span><text:span text:style-name="T3">.</text:span><text:span text:style-name="T2">line </text:span><text:span text:style-name="T3">=</text:span><text:span text:style-name="T2"> size</text:span><text:span text:style-name="T3">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<text:s text:c="8"/></text:span><text:span text:style-name="T8"># There is a very techanical reason for this but its out of the scope of the workshop</text:span></text:p>
            <text:p text:style-name="P13"><text:span text:style-name="T2"><text:s text:c="8"/></text:span><text:span text:style-name="T4">if</text:span><text:span text:style-name="T2"> points </text:span><text:span text:style-name="T5">is</text:span><text:span text:style-name="T2"> </text:span><text:span text:style-name="T6">None</text:span><text:span text:style-name="T2">:</text:span></text:p>
            <text:p text:style-name="P13"><text:span text:style-name="T2"><text:s text:c="12"/></text:span><text:span text:style-name="T6">self</text:span><text:span text:style-name="T3">.</text:span><text:span text:style-name="T2">points </text:span><text:span text:style-name="T3">=</text:span><text:span text:style-name="T2"> []</text:span></text:p>
            <text:p text:style-name="P13"><text:span text:style-name="T2"><text:s text:c="8"/></text:span><text:span text:style-name="T6">self</text:span><text:span text:style-name="T3">.</text:span><text:span text:style-name="T2">points </text:span><text:span text:style-name="T3">=</text:span><text:span text:style-name="T2"> points</text:span></text:p>
            <text:p text:style-name="P13"><text:span text:style-name="T2"/></text:p>
            <text:p text:style-name="P12"><text:span text:style-name="T2"># We store points in a list within list so its easier to add more points</text:span></text:p>
            <text:p text:style-name="P13"><text:span text:style-name="T2">line </text:span><text:span text:style-name="T3">=</text:span><text:span text:style-name="T2"> Line(</text:span><text:span text:style-name="T3">10</text:span><text:span text:style-name="T2">, [Point(</text:span><text:span text:style-name="T3">0</text:span><text:span text:style-name="T2">,</text:span><text:span text:style-name="T3">1</text:span><text:span text:style-name="T2">), Point(</text:span><text:span text:style-name="T3">9</text:span><text:span text:style-name="T2">,</text:span><text:span text:style-name="T3">-1</text:span><text:span text:style-name="T2">)])</text:span></text:p>
            <text:p text:style-name="P13"><text:span text:style-name="T2"/></text:p>
            <text:p text:style-name="P12"><text:span text:style-name="T2"># While the code is a bit noiser, the intents are clear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8"># We can directly loop over items in a list without having to deal with indexes</text:span></text:p>
            <text:p text:style-name="P13"><text:span text:style-name="T2"><text:s text:c="4"/></text:span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8"/></text:span><text:span text:style-name="T2">line</text:span><text:span text:style-name="T3">.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</text:span><text:span text:style-name="T3">.</text:span><text:span text:style-name="T2">line))</text:span></text:p>
            <text:p text:style-name="P13"><text:span text:style-name="T2"><text:s text:c="4"/></text:span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8"/></text:span><text:span text:style-name="T2">line</text:span><text:span text:style-name="T3">.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8"/></text:span><text:span text:style-name="T2">point</text:span><text:span text:style-name="T3">.</text:span><text:span text:style-name="T2">move()</text:span></text:p>
            <text:p text:style-name="P13"><text:span text:style-name="T2"/></text:p>
            <text:p text:style-name="P13"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4"/></text:span><text:span text:style-name="T2">point</text:span><text:span text:style-name="T3">.</text:span><text:span text:style-name="T4">print</text:span><text:span text:style-name="T2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8" draw:text-style-name="P20" draw:layer="layout" svg:width="8.313cm" svg:height="20.312cm" svg:x="9.844cm" svg:y="0.344cm">
          <draw:text-box>
            <text:p text:style-name="P18"><text:span text:style-name="T15">class</text:span><text:span text:style-name="T16"> </text:span><text:span text:style-name="T17">Point</text:span><text:span text:style-name="T16">():</text:span></text:p>
            <text:p text:style-name="P18"><text:span text:style-name="T16"><text:s text:c="4"/></text:span><text:span text:style-name="T15">def</text:span><text:span text:style-name="T16"> </text:span><text:span text:style-name="T18">__init__</text:span><text:span text:style-name="T16">(</text:span><text:span text:style-name="T19">self</text:span><text:span text:style-name="T16">, x, velo):</text:span></text:p>
            <text:p text:style-name="P18"><text:span text:style-name="T16"><text:s text:c="8"/></text:span><text:span text:style-name="T19">self</text:span><text:span text:style-name="T20">.</text:span><text:span text:style-name="T16">x </text:span><text:span text:style-name="T20">=</text:span><text:span text:style-name="T16"> x</text:span></text:p>
            <text:p text:style-name="P18"><text:span text:style-name="T16"><text:s text:c="8"/></text:span><text:span text:style-name="T19">self</text:span><text:span text:style-name="T20">.</text:span><text:span text:style-name="T16">velo </text:span><text:span text:style-name="T20">=</text:span><text:span text:style-name="T16"> velo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move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9">self</text:span><text:span text:style-name="T20">.</text:span><text:span text:style-name="T16">x </text:span><text:span text:style-name="T20">+=</text:span><text:span text:style-name="T16"> </text:span><text:span text:style-name="T19">self</text:span><text:span text:style-name="T20">.</text:span><text:span text:style-name="T16">velo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print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5">print</text:span><text:span text:style-name="T16">(</text:span><text:span text:style-name="T19">self</text:span><text:span text:style-name="T20">.</text:span><text:span text:style-name="T16">x, </text:span><text:span text:style-name="T19">self</text:span><text:span text:style-name="T20">.</text:span><text:span text:style-name="T16">velo)</text:span></text:p>
            <text:p text:style-name="P18"><text:span text:style-name="T16"/></text:p>
            <text:p text:style-name="P18"><text:span text:style-name="T15">class</text:span><text:span text:style-name="T16"> </text:span><text:span text:style-name="T17">Line</text:span><text:span text:style-name="T16">():</text:span></text:p>
            <text:p text:style-name="P18"><text:span text:style-name="T16"><text:s text:c="4"/></text:span><text:span text:style-name="T15">def</text:span><text:span text:style-name="T16"> </text:span><text:span text:style-name="T18">__init__</text:span><text:span text:style-name="T16">(</text:span><text:span text:style-name="T19">self</text:span><text:span text:style-name="T16">, size, points</text:span><text:span text:style-name="T20">=</text:span><text:span text:style-name="T19">None</text:span><text:span text:style-name="T16">):</text:span></text:p>
            <text:p text:style-name="P18"><text:span text:style-name="T16"><text:s text:c="8"/></text:span><text:span text:style-name="T19">self</text:span><text:span text:style-name="T20">.</text:span><text:span text:style-name="T16">line </text:span><text:span text:style-name="T20">=</text:span><text:span text:style-name="T16"> size</text:span><text:span text:style-name="T20">*</text:span><text:span text:style-name="T16">[</text:span><text:span text:style-name="T21">' '</text:span><text:span text:style-name="T16">]</text:span></text:p>
            <text:p text:style-name="P18"><text:span text:style-name="T16"/></text:p>
            <text:p text:style-name="P18"><text:span text:style-name="T16"><text:s text:c="8"/></text:span><text:span text:style-name="T15">if</text:span><text:span text:style-name="T16"> points </text:span><text:span text:style-name="T22">is</text:span><text:span text:style-name="T16"> </text:span><text:span text:style-name="T19">None</text:span><text:span text:style-name="T16">:</text:span></text:p>
            <text:p text:style-name="P18"><text:span text:style-name="T16"><text:s text:c="12"/></text:span><text:span text:style-name="T19">self</text:span><text:span text:style-name="T20">.</text:span><text:span text:style-name="T16">points </text:span><text:span text:style-name="T20">=</text:span><text:span text:style-name="T16"> []</text:span></text:p>
            <text:p text:style-name="P18"><text:span text:style-name="T16"><text:s text:c="8"/></text:span><text:span text:style-name="T19">self</text:span><text:span text:style-name="T20">.</text:span><text:span text:style-name="T16">points </text:span><text:span text:style-name="T20">=</text:span><text:span text:style-name="T16"> points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step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5">for</text:span><text:span text:style-name="T16"> point </text:span><text:span text:style-name="T22">in</text:span><text:span text:style-name="T16"> </text:span><text:span text:style-name="T19">self</text:span><text:span text:style-name="T20">.</text:span><text:span text:style-name="T16">points:</text:span></text:p>
            <text:p text:style-name="P18"><text:span text:style-name="T16"><text:s text:c="12"/></text:span><text:span text:style-name="T16">point</text:span><text:span text:style-name="T20">.</text:span><text:span text:style-name="T16">move()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draw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5">for</text:span><text:span text:style-name="T16"> point </text:span><text:span text:style-name="T22">in</text:span><text:span text:style-name="T16"> </text:span><text:span text:style-name="T19">self</text:span><text:span text:style-name="T20">.</text:span><text:span text:style-name="T16">points:</text:span></text:p>
            <text:p text:style-name="P18"><text:span text:style-name="T16"><text:s text:c="12"/></text:span><text:span text:style-name="T19">self</text:span><text:span text:style-name="T20">.</text:span><text:span text:style-name="T16">line[point</text:span><text:span text:style-name="T20">.</text:span><text:span text:style-name="T16">x] </text:span><text:span text:style-name="T20">=</text:span><text:span text:style-name="T16"> </text:span><text:span text:style-name="T21">'*'</text:span></text:p>
            <text:p text:style-name="P18"><text:span text:style-name="T16"/></text:p>
            <text:p text:style-name="P18"><text:span text:style-name="T16"><text:s text:c="8"/></text:span><text:span text:style-name="T15">print</text:span><text:span text:style-name="T16">(</text:span><text:span text:style-name="T21">""</text:span><text:span text:style-name="T20">.</text:span><text:span text:style-name="T16">join(</text:span><text:span text:style-name="T19">self</text:span><text:span text:style-name="T20">.</text:span><text:span text:style-name="T16">line))</text:span></text:p>
            <text:p text:style-name="P18"><text:span text:style-name="T16"/></text:p>
            <text:p text:style-name="P18"><text:span text:style-name="T16"><text:s text:c="8"/></text:span><text:span text:style-name="T15">for</text:span><text:span text:style-name="T16"> point </text:span><text:span text:style-name="T22">in</text:span><text:span text:style-name="T16"> </text:span><text:span text:style-name="T19">self</text:span><text:span text:style-name="T20">.</text:span><text:span text:style-name="T16">points:</text:span></text:p>
            <text:p text:style-name="P18"><text:span text:style-name="T16"><text:s text:c="12"/></text:span><text:span text:style-name="T19">self</text:span><text:span text:style-name="T20">.</text:span><text:span text:style-name="T16">line[point</text:span><text:span text:style-name="T20">.</text:span><text:span text:style-name="T16">x] </text:span><text:span text:style-name="T20">=</text:span><text:span text:style-name="T16"> </text:span><text:span text:style-name="T21">' '</text:span></text:p>
            <text:p text:style-name="P18"><text:span text:style-name="T16"/></text:p>
            <text:p text:style-name="P18"><text:span text:style-name="T16">line </text:span><text:span text:style-name="T20">=</text:span><text:span text:style-name="T16"> Line(</text:span><text:span text:style-name="T20">10</text:span><text:span text:style-name="T16">, [Point(</text:span><text:span text:style-name="T20">0</text:span><text:span text:style-name="T16">,</text:span><text:span text:style-name="T20">1</text:span><text:span text:style-name="T16">), Point(</text:span><text:span text:style-name="T20">9</text:span><text:span text:style-name="T16">,</text:span><text:span text:style-name="T20">-1</text:span><text:span text:style-name="T16">)])</text:span></text:p>
            <text:p text:style-name="P18"><text:span text:style-name="T16"/></text:p>
            <text:p text:style-name="P19"><text:span text:style-name="T16"># note how the code is much more readable</text:span></text:p>
            <text:p text:style-name="P19"><text:span text:style-name="T16"># common behavior is written in classes</text:span></text:p>
            <text:p text:style-name="P18"><text:span text:style-name="T15">for</text:span><text:span text:style-name="T16"> i </text:span><text:span text:style-name="T22">in</text:span><text:span text:style-name="T16"> </text:span><text:span text:style-name="T19">range</text:span><text:span text:style-name="T16">(</text:span><text:span text:style-name="T20">10</text:span><text:span text:style-name="T16">):</text:span></text:p>
            <text:p text:style-name="P18"><text:span text:style-name="T16"><text:s text:c="4"/></text:span><text:span text:style-name="T16">line</text:span><text:span text:style-name="T20">.</text:span><text:span text:style-name="T16">draw()</text:span></text:p>
            <text:p text:style-name="P18"><text:span text:style-name="T16"><text:s text:c="4"/></text:span><text:span text:style-name="T16">line</text:span><text:span text:style-name="T20">.</text:span><text:span text:style-name="T16">step()</text:span></text:p>
            <text:p text:style-name="P18"><text:span text:style-name="T16"/></text:p>
            <text:p text:style-name="P18"><text:span text:style-name="T15">for</text:span><text:span text:style-name="T16"> point </text:span><text:span text:style-name="T22">in</text:span><text:span text:style-name="T16"> line</text:span><text:span text:style-name="T20">.</text:span><text:span text:style-name="T16">points:</text:span></text:p>
            <text:p text:style-name="P18"><text:span text:style-name="T16"><text:s text:c="4"/></text:span><text:span text:style-name="T16">point</text:span><text:span text:style-name="T20">.</text:span><text:span text:style-name="T15">print</text:span><text:span text:style-name="T16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ode is much clean even without documentation or comments.</text:p>
              </text:list-item>
              <text:list-item>
                <text:p>The names and the structure of the code reflects our understanding of the problem.</text:p>
                <text:list>
                  <text:list-item>
                    <text:p>Rather than raw data, we label them with meaningful names.</text:p>
                  </text:list-item>
                  <text:list-item>
                    <text:p>Rather than context-less procedures, we can name them with functio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2:36:28.611896849</dc:date>
    <meta:editing-duration>PT2H2M47S</meta:editing-duration>
    <meta:editing-cycles>61</meta:editing-cycles>
    <meta:generator>LibreOffice/5.2.2.2.0$Linux_X86_64 LibreOffice_project/20m0$Build-2</meta:generator>
    <meta:document-statistic meta:object-count="164"/>
  </office:meta>
</office:document-meta>
</file>

<file path=Object 2/content.xml><?xml version="1.0" encoding="utf-8"?>
<math xmlns="http://www.w3.org/1998/Math/MathML" display="block"/>
</file>